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.setFamily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Family( String 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setArch( String a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Os( String family , String name , String arch , String version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56">
            <text:p text:style-name="Table_20_Contents">56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Os.isArch( String a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Os( String 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